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8" style:display-name="3._Installatie_afronden.8" style:family="table-row">
      <style:table-row-properties style:min-row-height="0.113cm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Footnote">
      <style:text-properties fo:color="#000000" loext:opacity="100%" style:font-name="Liberation Sans" fo:font-size="10pt" fo:language="nl" fo:country="NL" officeooo:rsid="0b8e0034" officeooo:paragraph-rsid="10cde2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7" style:family="paragraph" style:parent-style-name="Footnote">
      <style:text-properties style:font-name="Liberation Sans" fo:font-size="10pt" officeooo:paragraph-rsid="10cde234" style:font-size-asian="10pt" style:font-size-complex="10pt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daef67d"/>
    </style:style>
    <style:style style:name="P39" style:family="paragraph" style:parent-style-name="Standard">
      <style:paragraph-properties fo:text-align="center" style:justify-single-word="false"/>
      <style:text-properties officeooo:paragraph-rsid="0db0d4d1"/>
    </style:style>
    <style:style style:name="P40" style:family="paragraph" style:parent-style-name="Standard">
      <style:paragraph-properties fo:text-align="center" style:justify-single-word="false"/>
      <style:text-properties officeooo:paragraph-rsid="0cc5fe5b"/>
    </style:style>
    <style:style style:name="P41" style:family="paragraph" style:parent-style-name="Standard">
      <style:paragraph-properties fo:text-align="center" style:justify-single-word="false"/>
      <style:text-properties officeooo:paragraph-rsid="0d1ec96e"/>
    </style:style>
    <style:style style:name="P42" style:family="paragraph" style:parent-style-name="Standard">
      <style:paragraph-properties fo:text-align="center" style:justify-single-word="false"/>
      <style:text-properties officeooo:paragraph-rsid="0d804757"/>
    </style:style>
    <style:style style:name="P43" style:family="paragraph" style:parent-style-name="Standard">
      <style:paragraph-properties fo:text-align="center" style:justify-single-word="false"/>
      <style:text-properties officeooo:paragraph-rsid="0dce9327"/>
    </style:style>
    <style:style style:name="P44" style:family="paragraph" style:parent-style-name="Standard">
      <style:paragraph-properties fo:text-align="center" style:justify-single-word="false"/>
      <style:text-properties officeooo:paragraph-rsid="103fc298"/>
    </style:style>
    <style:style style:name="P45" style:family="paragraph" style:parent-style-name="Standard">
      <style:paragraph-properties fo:text-align="center" style:justify-single-word="false"/>
      <style:text-properties officeooo:paragraph-rsid="10411e41"/>
    </style:style>
    <style:style style:name="P46" style:family="paragraph" style:parent-style-name="Footnote">
      <style:text-properties officeooo:paragraph-rsid="0f92b562"/>
    </style:style>
    <style:style style:name="P47" style:family="paragraph" style:parent-style-name="Standard">
      <style:text-properties officeooo:paragraph-rsid="0f9ce6c3"/>
    </style:style>
    <style:style style:name="P48" style:family="paragraph" style:parent-style-name="Standard">
      <style:text-properties officeooo:paragraph-rsid="0f9ee08e"/>
    </style:style>
    <style:style style:name="P4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0" style:family="paragraph" style:parent-style-name="Standard">
      <style:text-properties officeooo:paragraph-rsid="1044b2e0"/>
    </style:style>
    <style:style style:name="P51" style:family="paragraph" style:parent-style-name="Standard">
      <style:text-properties officeooo:paragraph-rsid="1090da41"/>
    </style:style>
    <style:style style:name="P52" style:family="paragraph" style:parent-style-name="Standard">
      <style:text-properties officeooo:paragraph-rsid="10929fde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Footnote">
      <style:text-properties officeooo:paragraph-rsid="10a5bb50"/>
    </style:style>
    <style:style style:name="P56" style:family="paragraph" style:parent-style-name="Standard">
      <style:text-properties officeooo:paragraph-rsid="101c0948"/>
    </style:style>
    <style:style style:name="P57" style:family="paragraph" style:parent-style-name="Standard">
      <style:text-properties officeooo:paragraph-rsid="10abd9a7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Footnote">
      <style:text-properties officeooo:paragraph-rsid="10c154ff"/>
    </style:style>
    <style:style style:name="P60" style:family="paragraph" style:parent-style-name="Footnote">
      <style:text-properties officeooo:paragraph-rsid="10cb2566"/>
    </style:style>
    <style:style style:name="P61" style:family="paragraph" style:parent-style-name="Standard">
      <style:text-properties officeooo:paragraph-rsid="1104ef98"/>
    </style:style>
    <style:style style:name="P62" style:family="paragraph" style:parent-style-name="Standard">
      <style:text-properties officeooo:paragraph-rsid="1108b645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paragraph-properties fo:break-before="page"/>
      <style:text-properties officeooo:paragraph-rsid="0b0ddd8e"/>
    </style:style>
    <style:style style:name="P6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6920f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10d5268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10bdf37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8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50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5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style:text-underline-style="none" officeooo:rsid="10d6920f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6" style:family="text">
      <style:text-properties fo:color="#000000" loext:opacity="100%" style:font-name="Liberation Sans" fo:font-size="12pt" style:font-size-asian="12pt" style:font-size-complex="12pt"/>
    </style:style>
    <style:style style:name="T18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officeooo:rsid="1080f71b" fo:background-color="transparent" loext:char-shading-value="0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officeooo:rsid="1058dcf3" fo:background-color="transparent" loext:char-shading-value="0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officeooo:rsid="10c74bda" fo:background-color="transparent" loext:char-shading-value="0" style:font-size-asian="12pt" style:font-size-complex="12pt"/>
    </style:style>
    <style:style style:name="T215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16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10d6920f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37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8" style:family="text">
      <style:text-properties officeooo:rsid="04473353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d3ac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officeooo:rsid="0aace3cd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officeooo:rsid="0f8f58bd"/>
    </style:style>
    <style:style style:name="T267" style:family="text">
      <style:text-properties officeooo:rsid="0f95a7a0"/>
    </style:style>
    <style:style style:name="T268" style:family="text">
      <style:text-properties officeooo:rsid="105c8aaa"/>
    </style:style>
    <style:style style:name="T269" style:family="text">
      <style:text-properties officeooo:rsid="107e8e04"/>
    </style:style>
    <style:style style:name="T270" style:family="text">
      <style:text-properties officeooo:rsid="1083fa7a"/>
    </style:style>
    <style:style style:name="T271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3"><text:span text:style-name="T162">C</text:span><text:span text:style-name="T161">hecklist voor </text:span><text:span text:style-name="T163">de installatie</text:span><text:span text:style-name="T161"> van </text:span><text:span text:style-name="T167"><text:user-field-get text:name="Distro">AlmaLinux</text:user-field-get></text:span><text:span text:style-name="T169"><text:s/></text:span><text:span text:style-name="T167"><text:user-field-get text:name="Version">9.x</text:user-field-get></text:span><text:span text:style-name="T165"><text:note text:id="ftn1" text:note-class="footnote"><text:note-citation>1</text:note-citation><text:note-body><text:p text:style-name="P59"><text:span text:style-name="T244">D</text:span><text:span text:style-name="T242">eze </text:span><text:span text:style-name="T247"><text:user-field-get text:name="Distro">AlmaLinux</text:user-field-get></text:span><text:span text:style-name="T243"><text:s/></text:span><text:span text:style-name="T248"><text:user-field-get text:name="Version">9.x</text:user-field-get></text:span><text:span text:style-name="T248"><text:s/>Desktop/</text:span><text:span text:style-name="T249">Workstation</text:span><text:span text:style-name="T242"> wordt ondersteund tot </text:span><text:span text:style-name="T246">31 </text:span><text:span text:style-name="T245">mei</text:span><text:span text:style-name="T242"> 20</text:span><text:span text:style-name="T246">32</text:span><text:span text:style-name="T242">.</text:span></text:p></text:note-body></text:note></text:span><text:span text:style-name="T166"><text:s/></text:span><text:span text:style-name="T168">Desktop/</text:span><text:span text:style-name="T170">Workstation</text:span><text:span text:style-name="T164">.</text:span></text:p>
      <text:p text:style-name="P56"/>
      <text:p text:style-name="P8"/>
      <text:p text:style-name="P53">Vul het tekstvak achter &lt;...&gt; in</text:p>
      <text:p text:style-name="P70"><text:span text:style-name="T18">&lt;</text:span><text:span text:style-name="T20">g</text:span><text:span text:style-name="T19">ebruiker</text:span><text:span text:style-name="T18">&gt;</text:span><text:span text:style-name="T225"><text:tab/><text:tab/></text:span><text:span text:style-name="T237"> <text:tab/><text:tab/></text:span><text:span text:style-name="T226"><draw:control text:anchor-type="as-char" svg:y="-0.4cm" draw:z-index="9" draw:name="Gebruiker 2" draw:style-name="gr2" draw:text-style-name="P72" svg:width="6.002cm" svg:height="0.5cm" draw:control="control8"><svg:title>Gebruiker</svg:title><svg:desc>Volledige naam, bijv. Jan Stek</svg:desc></draw:control></text:span><text:span text:style-name="T226"><text:tab/></text:span><text:span text:style-name="T227">b</text:span><text:span text:style-name="T259">ijv.</text:span><text:span text:style-name="T228"> </text:span><text:span text:style-name="T230">Karel Zimmer</text:span></text:p>
      <text:p text:style-name="P52"><text:span text:style-name="T8">&lt;</text:span><text:span text:style-name="T233">g</text:span><text:span text:style-name="T10">ebruikersnaam</text:span><text:span text:style-name="T8">&gt;</text:span><text:span text:style-name="T10"><text:tab/></text:span><text:span text:style-name="T231"><draw:control text:anchor-type="as-char" svg:y="-0.4cm" draw:z-index="10" draw:name="Gberuikersnaam 3" draw:style-name="gr2" draw:text-style-name="P72" svg:width="6.002cm" svg:height="0.5cm" draw:control="control9"><svg:title>Gebruikersnaam</svg:title><svg:desc>Korte naam, bijv. jan</svg:desc></draw:control></text:span><text:span text:style-name="T231"><text:tab/></text:span><text:span text:style-name="T232">b</text:span><text:span text:style-name="T262">ijv.</text:span><text:span text:style-name="T5"> </text:span><text:span text:style-name="T184">karel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34"><text:tab/><text:tab/></text:span><text:span text:style-name="T10"><draw:control text:anchor-type="as-char" svg:y="-0.4cm" draw:z-index="11" draw:name="Computernaam 1" draw:style-name="gr2" draw:text-style-name="P72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61">ijv.</text:span><text:span text:style-name="T220"> </text:span><text:span text:style-name="T223">pc0</text:span><text:span text:style-name="T224">1</text:span></text:p>
      <text:p text:style-name="P2"><text:span text:style-name="T18">&lt;</text:span><text:span text:style-name="T219">g</text:span><text:span text:style-name="T218">ebruiker</text:span><text:span text:style-name="T18">&gt;</text:span><text:span text:style-name="T217"><text:tab/></text:span><text:span text:style-name="T221"><text:tab/></text:span><text:span text:style-name="T237"> <text:tab/><text:tab/></text:span><text:span text:style-name="T226"><draw:control text:anchor-type="as-char" svg:y="-0.4cm" draw:z-index="12" draw:name="Gebruiker 3" draw:style-name="gr2" draw:text-style-name="P72" svg:width="6.002cm" svg:height="0.5cm" draw:control="control11"><svg:title>Gebruiker</svg:title><svg:desc>Volledige naam, bijv. Jan Stek</svg:desc></draw:control></text:span><text:span text:style-name="T226"><text:tab/></text:span><text:span text:style-name="T227">e</text:span><text:span text:style-name="T260">vt.</text:span><text:span text:style-name="T229"> extra gebruikers</text:span></text:p>
      <text:p text:style-name="P57"><text:span text:style-name="T18">&lt;</text:span><text:span text:style-name="T219">g</text:span><text:span text:style-name="T218">ebruikersnaam</text:span><text:span text:style-name="T18">&gt;</text:span><text:span text:style-name="T217"><text:tab/></text:span><text:span text:style-name="T231"><draw:control text:anchor-type="as-char" svg:y="-0.4cm" draw:z-index="13" draw:name="Gberuikersnaam 4" draw:style-name="gr2" draw:text-style-name="P72" svg:width="6.002cm" svg:height="0.5cm" draw:control="control12"><svg:title>Gebruikersnaam</svg:title><svg:desc>Korte naam, bijv. jan</svg:desc></draw:control></text:span><text:span text:style-name="T231"><text:tab/></text:span><text:span text:style-name="T232">e</text:span><text:span text:style-name="T263">vt.</text:span><text:span text:style-name="T222"> extra gebruikers</text:span></text:p>
      <text:p text:style-name="P54"><text:span text:style-name="T271">v</text:span>ervang &lt;...&gt; in deze checklist door de waarde in het tekstvak.</text:p>
      <text:p text:style-name="P26"/>
      <text:p text:style-name="P26"/>
      <text:p text:style-name="P1"><text:span text:style-name="Strong_20_Emphasis"><text:span text:style-name="T148">Nog niet op Linux?</text:span></text:span><text:span text:style-name="T175"><text:tab/></text:span><text:span text:style-name="T178">G</text:span><text:span text:style-name="T176">ebruik </text:span><text:span text:style-name="Strong_20_Emphasis"><text:span text:style-name="T179">Checklist </text:span></text:span><text:span text:style-name="Strong_20_Emphasis"><text:span text:style-name="T180">overzetten</text:span></text:span><text:span text:style-name="T176"> op </text:span><text:a xlink:type="simple" xlink:href="https://karelzimer.nl/nl" text:style-name="Internet_20_link" text:visited-style-name="Visited_20_Internet_20_Link"><text:span text:style-name="Internet_20_link"><text:span text:style-name="T4">karelzimmer.nl/nl</text:span></text:span></text:a><text:span text:style-name="T177">.</text:span></text:p>
      <text:p text:style-name="P25"><text:span text:style-name="Strong_20_Emphasis"><text:span text:style-name="T149">Nieuwe installatie?</text:span></text:span><text:span text:style-name="T145"><text:tab/></text:span><text:span text:style-name="T147">B</text:span><text:span text:style-name="T145">egin bij hoofdstuk </text:span><text:span text:style-name="Strong_20_Emphasis"><text:span text:style-name="T149"><text:bookmark-ref text:reference-format="page" text:ref-name="__RefNumPara__4009_1271708128">2</text:bookmark-ref></text:span></text:span><text:span text:style-name="Strong_20_Emphasis"><text:span text:style-name="T149"><text:s text:c="2"/></text:span></text:span><text:span text:style-name="Strong_20_Emphasis"><text:span text:style-name="T150"><text:bookmark-ref text:reference-format="text" text:ref-name="__RefNumPara__4009_1271708128">Installatie uitvoeren </text:bookmark-ref></text:span></text:span><text:span text:style-name="T146">.</text:span></text:p>
      <text:p text:style-name="P14"/>
      <text:p text:style-name="P14"/>
      <text:list text:style-name="L1">
        <text:list-item>
          <text:p text:style-name="P6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><text:span text:style-name="Strong_20_Emphasis"><text:span text:style-name="T78"><draw:control text:anchor-type="as-char" draw:z-index="4" draw:name="Vorm3_0" draw:style-name="gr1" draw:text-style-name="P71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8"><draw:control text:anchor-type="as-char" draw:z-index="5" draw:name="Vorm3_ 2" draw:style-name="gr1" draw:text-style-name="P71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0"><text:span text:style-name="T54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5"><text:span text:style-name="T107">E</text:span><text:span text:style-name="T117">v</text:span><text:span text:style-name="T118">en</text:span><text:span text:style-name="T120">t</text:span><text:span text:style-name="T121">uele </text:span><text:span text:style-name="T122">extra </text:span><text:span text:style-name="T265">gebruiker</text:span><text:span text:style-name="T115">s</text:span><text:span text:style-name="T122"> aanmelden </text:span><text:span text:style-name="T123">en dezelfde stappen uitvoeren</text:span><text:span text:style-name="T119">.</text:span></text:p></text:note-body></text:note>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80"><draw:control text:anchor-type="as-char" draw:z-index="14" draw:name="Vorm4" draw:style-name="gr1" draw:text-style-name="P71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61"><text:span text:style-name="T75">T</text:span><text:span text:style-name="T62">yp </text:span><text:span text:style-name="User_20_Entry"><text:span text:style-name="T33">term</text:span></text:span><text:span text:style-name="T76"> </text:span><text:span text:style-name="T75">op het activiteitenoverzicht</text:span><text:span text:style-name="T144"><text:note text:id="ftn3" text:note-class="footnote"><text:note-citation>3</text:note-citation><text:note-body><text:p text:style-name="P7">Druk op de Super (Windows/command/vergrootglas) toets of klik in de linkerbovenhoek.</text:p></text:note-body></text:note></text:span><text:span text:style-name="T75">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96">Terminalvenster</text:span></text:span><text:span text:style-name="Strong_20_Emphasis"><text:span text:style-name="T77">-</text:span></text:span><text:span text:style-name="Strong_20_Emphasis"><text:span text:style-name="T57">pictogram</text:span></text:span><text:span text:style-name="Strong_20_Emphasis"><text:span text:style-name="T66">.</text:span></text:span><text:span text:style-name="Strong_20_Emphasis"><text:span text:style-name="T58"> 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49"><text:span text:style-name="T2">Typ</text:span><text:span text:style-name="T58"> de </text:span><text:span text:style-name="T73">volgende d</text:span><text:span text:style-name="T72">ri</text:span><text:span text:style-name="T59">e </text:span><text:span text:style-name="T58">opdrachten, ieder gevolgd door de </text:span><text:span text:style-name="T41">Enter</text:span><text:span text:style-name="T57">-toets: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5" office:value-type="string">
            <text:p text:style-name="P50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6" office:value-type="string">
            <text:p text:style-name="P50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31"><text:span text:style-name="T2">V</text:span><text:span text:style-name="T60">olg </text:span><text:span text:style-name="T61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80"><draw:control text:anchor-type="as-char" draw:z-index="15" draw:name="Vorm 3" draw:style-name="gr1" draw:text-style-name="P71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80"><draw:control text:anchor-type="as-char" draw:z-index="16" draw:name="Vorm 4" draw:style-name="gr1" draw:text-style-name="P71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62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47"><text:span text:style-name="T70">Selecteer</text:span><text:span text:style-name="T61"> </text:span><text:span text:style-name="Strong_20_Emphasis"><text:span text:style-name="T44">1</text:span></text:span><text:span text:style-name="T88"> </text:span><text:span text:style-name="T89">Installatie voorbereiden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32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5"><text:bookmark-start text:name="__RefNumPara__4009_1271708128"/><text:span text:style-name="Strong_20_Emphasis"><text:span text:style-name="T181">Installatie uitvoeren<text:tab/>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1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86">Start de computer op vanaf</text:span><text:span text:style-name="T186"><text:note text:id="ftn4" text:note-class="footnote"><text:note-citation>1</text:note-citation><text:note-body><text:p text:style-name="P55"><text:span text:style-name="T127">B</text:span><text:span text:style-name="T128">ootmenu/</text:span><text:span text:style-name="T127">S</text:span><text:span text:style-name="T128">etup</text:span><text:span text:style-name="T126"> via </text:span><text:span text:style-name="T124">é</text:span><text:span text:style-name="T125">é</text:span><text:span text:style-name="T127">n van de </text:span><text:span text:style-name="T129">Veelgebruikte toetsen: </text:span><text:span text:style-name="T138">Esc</text:span><text:span text:style-name="T131">, </text:span><text:span text:style-name="T138">Delete</text:span><text:span text:style-name="T131">, </text:span><text:span text:style-name="T138">F1</text:span><text:span text:style-name="T131">, </text:span><text:span text:style-name="T138">F2</text:span><text:span text:style-name="T131">, </text:span><text:span text:style-name="T138">F9</text:span><text:span text:style-name="T131">, </text:span><text:span text:style-name="T138">F10</text:span><text:span text:style-name="T131">, </text:span><text:span text:style-name="T138">F11</text:span><text:span text:style-name="T131">, of </text:span><text:span text:style-name="T138">F12</text:span></text:p></text:note-body></text:note></text:span><text:span text:style-name="T186"> </text:span><text:span text:style-name="T187">een </text:span><text:span text:style-name="T171"><text:user-field-get text:name="Distro">AlmaLinux</text:user-field-get></text:span><text:span text:style-name="T185"><text:s/></text:span><text:span text:style-name="T172"><text:user-field-get text:name="Version">9.x</text:user-field-get></text:span><text:span text:style-name="T172"><text:s/></text:span><text:span text:style-name="T173">Desktop/</text:span><text:span text:style-name="T174">Workstation</text:span><text:span text:style-name="T101"> </text:span><text:span text:style-name="T102">L</text:span><text:span text:style-name="T103">ive</text:span><text:span text:style-name="T103"><text:note text:id="ftn5" text:note-class="footnote"><text:note-citation>2</text:note-citation><text:note-body><text:p text:style-name="P46"><text:span text:style-name="T238">Vanaf ee</text:span>n <text:span text:style-name="T267">L</text:span>ive <text:span text:style-name="T266">USB</text:span><text:span text:style-name="T241">-stick</text:span><text:span text:style-name="T16"> </text:span>kunt <text:span text:style-name="T238">u opstarten en</text:span> <text:span text:style-name="T14">met </text:span><text:span text:style-name="T188"><text:user-field-get text:name="Distro">AlmaLinux</text:user-field-get></text:span><text:span text:style-name="T188"><text:s/></text:span>werken zonder enige bestanden op de harde schijf te wijzigen en maakt ook installatie van <text:span text:style-name="T188"><text:user-field-get text:name="Distro">AlmaLinux</text:user-field-get></text:span><text:span text:style-name="T188"><text:s/></text:span>mogelijk.</text:p></text:note-body></text:note></text:span><text:span text:style-name="T103"> </text:span><text:span text:style-name="T106">USB</text:span><text:span text:style-name="T104">-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4">stick</text:span><text:span text:style-name="T104"><text:note text:id="ftn6" text:note-class="footnote"><text:note-citation>3</text:note-citation><text:note-body><text:p text:style-name="P60"><text:span text:style-name="T114">Maak een opstartbare USB-stick</text:span><text:span text:style-name="T111">:</text:span><text:span text:style-name="Strong_20_Emphasis"><text:span text:style-name="T139"><text:line-break/></text:span></text:span><text:span text:style-name="Strong_20_Emphasis"><text:span text:style-name="T108">Download </text:span></text:span><text:span text:style-name="Strong_20_Emphasis"><text:span text:style-name="T113">een </text:span></text:span><text:span text:style-name="Strong_20_Emphasis"><text:span text:style-name="T116">Live Media</text:span></text:span><text:span text:style-name="terk_20_accent_20_voetnoot"><text:span text:style-name="T46"> </text:span></text:span><text:span text:style-name="terk_20_accent_20_voetnoot"><text:span text:style-name="T48">image</text:span></text:span><text:span text:style-name="Strong_20_Emphasis"><text:span text:style-name="T116"> </text:span></text:span><text:span text:style-name="terk_20_accent_20_voetnoot"><text:span text:style-name="T136">Alma</text:span></text:span><text:span text:style-name="terk_20_accent_20_voetnoot"><text:span text:style-name="T135">Linux </text:span></text:span><text:span text:style-name="terk_20_accent_20_voetnoot"><text:span text:style-name="T137">OS </text:span></text:span><text:span text:style-name="terk_20_accent_20_voetnoot"><text:span text:style-name="T135"><text:user-field-get text:name="Version">9.x</text:user-field-get></text:span></text:span><text:span text:style-name="Strong_20_Emphasis"><text:span text:style-name="T130"><text:s/></text:span></text:span><text:span text:style-name="terk_20_accent_20_voetnoot"><text:span text:style-name="T135">GNOME </text:span></text:span><text:span text:style-name="Strong_20_Emphasis"><text:span text:style-name="T109">vanaf </text:span></text:span><text:a xlink:type="simple" xlink:href="https://almalinux.org/" text:style-name="Internet_20_link" text:visited-style-name="Visited_20_Internet_20_Link"><text:span text:style-name="Strong_20_Emphasis"><text:span text:style-name="T239">almalinux.org</text:span></text:span></text:a><text:span text:style-name="Strong_20_Emphasis"><text:span text:style-name="T130">.</text:span></text:span><text:span text:style-name="Strong_20_Emphasis"><text:span text:style-name="T140"><text:line-break/></text:span></text:span><text:span text:style-name="T110">De </text:span><text:span text:style-name="T112">ver</text:span><text:span text:style-name="T110">volgstappen staan beschreven in </text:span><text:span text:style-name="terk_20_accent_20_voetnoot"><text:span text:style-name="T47">Linux informatie</text:span></text:span><text:span text:style-name="T110">, te vinden op </text:span><text:a xlink:type="simple" xlink:href="https://karelzimmer.nl/nl" text:style-name="Internet_20_link" text:visited-style-name="Visited_20_Internet_20_Link"><text:span text:style-name="T240">karelzimmer.nl/nl</text:span></text:a><text:span text:style-name="T110">.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70">Selecteer</text:span><text:span text:style-name="T51"> </text:span><text:span text:style-name="Strong_20_Emphasis"><text:span text:style-name="T35">Start </text:span></text:span><text:span text:style-name="Strong_20_Emphasis"><text:span text:style-name="T36">Live</text:span></text:span><text:span text:style-name="Strong_20_Emphasis"><text:span text:style-name="T52"> </text:span></text:span><text:span text:style-name="Strong_20_Emphasis"><text:span text:style-name="T37"><text:user-field-get text:name="Distro">AlmaLinux</text:user-field-get></text:span></text:span><text:span text:style-name="Strong_20_Emphasis"><text:span text:style-name="T40"><text:s/></text:span></text:span><text:span text:style-name="Strong_20_Emphasis"><text:span text:style-name="T38"><text:user-field-get text:name="Version">9.x</text:user-field-get></text:span></text:span><text:span text:style-name="T53"><text:s/></text:span><text:span text:style-name="T81">en druk op de </text:span><text:span text:style-name="T39">Enter</text:span><text:span text:style-name="T57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1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87">Klik op </text:span><text:span text:style-name="Strong_20_Emphasis"><text:span text:style-name="T95">Install to Hard Drive</text:span></text:span><text:span text:style-name="T8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50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1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06">Bij</text:span><text:span text:style-name="T205"> </text:span><text:span text:style-name="Strong_20_Emphasis"><text:span text:style-name="T213">WEL</text:span></text:span><text:span text:style-name="Strong_20_Emphasis"><text:span text:style-name="T214">KOM</text:span></text:span><text:span text:style-name="Strong_20_Emphasis"><text:span text:style-name="T213"> </text:span></text:span><text:span text:style-name="Strong_20_Emphasis"><text:span text:style-name="T212">BIJ</text:span></text:span><text:span text:style-name="Strong_20_Emphasis"><text:span text:style-name="T204"> </text:span></text:span><text:span text:style-name="Strong_20_Emphasis"><text:span text:style-name="T210">ALMA</text:span></text:span><text:span text:style-name="Strong_20_Emphasis"><text:span text:style-name="T204">LINUX </text:span></text:span><text:span text:style-name="Strong_20_Emphasis"><text:span text:style-name="T204"><text:user-field-get text:name="Version">9.x</text:user-field-get></text:span></text:span><text:span text:style-name="T204"><text:s/>select</text:span><text:span text:style-name="T206">eer</text:span><text:span text:style-name="T207"> </text:span><text:span text:style-name="Strong_20_Emphasis"><text:span text:style-name="T211">Nederlands</text:span></text:span><text:span text:style-name="T207"> en klik</text:span><text:span text:style-name="T208"> </text:span><text:span text:style-name="T207">op</text:span><text:span text:style-name="T209"> </text:span><text:span text:style-name="Strong_20_Emphasis"><text:span text:style-name="T201">Doorgaan</text:span></text:span><text:span text:style-name="T20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1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195">O</text:span><text:span text:style-name="T193">nder </text:span><text:span text:style-name="Strong_20_Emphasis"><text:span text:style-name="T215">SYSTEEM</text:span></text:span><text:span text:style-name="T193"> </text:span><text:span text:style-name="T195">klik </text:span><text:span text:style-name="T193">op </text:span><text:span text:style-name="Strong_20_Emphasis"><text:span text:style-name="T215">Installatiebestemming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93">Controleer </text:span><text:span text:style-name="T196">de </text:span><text:span text:style-name="Strong_20_Emphasis"><text:span text:style-name="T216">Apparaatselectie</text:span></text:span><text:span text:style-name="T193"> en klik op </text:span><text:span text:style-name="Strong_20_Emphasis"><text:span text:style-name="T215">Klaar</text:span></text:span><text:span text:style-name="T19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1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195">O</text:span><text:span text:style-name="T193">nder </text:span><text:span text:style-name="T199">SYSTEEM</text:span><text:span text:style-name="T193"> </text:span><text:span text:style-name="T195">klik </text:span><text:span text:style-name="T193">op </text:span><text:span text:style-name="T199">Netwerk &amp; hostnaam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2">V</text:span><text:span text:style-name="T190">ul </text:span><text:span text:style-name="T191">in </text:span><text:span text:style-name="Strong_20_Emphasis"><text:span text:style-name="T194">Hostnaam</text:span></text:span><text:span text:style-name="T11"> &lt;computernaam&gt;</text:span><text:span text:style-name="T198"> </text:span><text:span text:style-name="T194">en klik op </text:span><text:span text:style-name="Strong_20_Emphasis"><text:span text:style-name="T200">Toepassen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4">K</text:span><text:span text:style-name="T193">lik op </text:span><text:span text:style-name="T199">Klaar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1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195">O</text:span><text:span text:style-name="T193">nder</text:span><text:span text:style-name="T189"> </text:span><text:span text:style-name="Strong_20_Emphasis"><text:span text:style-name="T193">GEBRUIKERSINSTELLINGEN</text:span></text:span><text:span text:style-name="T193"> </text:span><text:span text:style-name="T195">klik </text:span><text:span text:style-name="T193">op </text:span><text:span text:style-name="T199">Gebruiker aanmaken</text:span><text:span text:style-name="T19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68">Vul in </text:span><text:span text:style-name="Strong_20_Emphasis"><text:span text:style-name="Strong_20_Emphasis"><text:span text:style-name="T143">Volledige n</text:span></text:span></text:span><text:span text:style-name="Strong_20_Emphasis"><text:span text:style-name="T100">aam</text:span></text:span><text:span text:style-name="T82"> </text:span><text:span text:style-name="T18">&lt;</text:span><text:span text:style-name="T21">gebruiker</text:span><text:span text:style-name="T18">&gt;</text:span><text:span text:style-name="T83">, </text:span><text:span text:style-name="Strong_20_Emphasis"><text:span text:style-name="T141"><text:line-break/></text:span></text:span><text:span text:style-name="Strong_20_Emphasis"><text:span text:style-name="T99">Gebruikersnaam</text:span></text:span><text:span text:style-name="T82"> &lt;</text:span><text:span text:style-name="T7">gebruikersnaam&gt;</text:span><text:span text:style-name="T82">,</text:span></text:p>
            <text:p text:style-name="Standard"><text:span text:style-name="T85">vink aan </text:span><text:span text:style-name="Strong_20_Emphasis"><text:span text:style-name="T142">Maak deze gebruiker beheerde</text:span></text:span><text:span text:style-name="T94">r</text:span><text:span text:style-name="T85">,</text:span></text:p>
            <text:p text:style-name="Standard"><text:span text:style-name="T84">g</text:span><text:span text:style-name="T85">eef tweemaal een </text:span><text:span text:style-name="Strong_20_Emphasis"><text:span text:style-name="T99">wachtwoord</text:span></text:span><text:span text:style-name="T85"> </text:span><text:span text:style-name="T86">en k</text:span><text:span text:style-name="T85">lik op </text:span><text:span text:style-name="Strong_20_Emphasis"><text:span text:style-name="T94">Klaar</text:span>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1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197">Klik op </text:span><text:span text:style-name="Strong_20_Emphasis"><text:span text:style-name="T202">Begin installatie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1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197">Klik op </text:span><text:span text:style-name="Strong_20_Emphasis"><text:span text:style-name="T203">I</text:span></text:span><text:span text:style-name="Strong_20_Emphasis"><text:span text:style-name="T202">nstallatie </text:span></text:span><text:span text:style-name="Strong_20_Emphasis"><text:span text:style-name="T203">voltooien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1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70">Hers</text:span><text:span text:style-name="T269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4"><text:span text:style-name="Strong_20_Emphasis"><text:span text:style-name="T97">Installatie </text:span></text:span><text:span text:style-name="Strong_20_Emphasis"><text:span text:style-name="T98">afronden</text:span></text:span></text:p>
        </text:list-item>
      </text:list>
      <text:p text:style-name="P28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80"><draw:control text:anchor-type="as-char" draw:z-index="2" draw:name="Vorm24" draw:style-name="gr1" draw:text-style-name="P71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1"><text:span text:style-name="T50">Aanmelden als </text:span><text:span text:style-name="T25">&lt;</text:span><text:span text:style-name="T26">gebruiker</text:span><text:span text:style-name="T25">&gt;</text:span><text:span text:style-name="T5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1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1" svg:width="0.35cm" svg:height="0.35cm" draw:control="control16"/></text:span></text:p>
          </table:table-cell>
          <table:table-cell table:style-name="_33_._5f_Installatie_5f_afronden.C5" office:value-type="string">
            <text:p text:style-name="P61"><text:span text:style-name="T75">T</text:span><text:span text:style-name="T62">yp </text:span><text:span text:style-name="User_20_Entry"><text:span text:style-name="T33">term</text:span></text:span><text:span text:style-name="T76"> </text:span><text:span text:style-name="T75">op het activiteitenoverzicht</text:span><text:span text:style-name="T144"><text:note text:id="ftn7" text:note-class="footnote"><text:note-citation>1</text:note-citation><text:note-body><text:p text:style-name="P27"><text:span text:style-name="T160">Druk op de Super (Windows/command/vergrootglas) toets of klik in de linkerbovenhoek.</text:span><text:span text:style-name="T160"/></text:p></text:note-body></text:note></text:span><text:span text:style-name="T75">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96">Terminalvenster</text:span></text:span><text:span text:style-name="Strong_20_Emphasis"><text:span text:style-name="T77">-</text:span></text:span><text:span text:style-name="Strong_20_Emphasis"><text:span text:style-name="T57">pictogram</text:span></text:span><text:span text:style-name="Strong_20_Emphasis"><text:span text:style-name="T66">.</text:span></text:span><text:span text:style-name="Strong_20_Emphasis"><text:span text:style-name="T58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58"> de </text:span><text:span text:style-name="T74">volgende </text:span><text:span text:style-name="T72">dri</text:span><text:span text:style-name="T59">e </text:span><text:span text:style-name="T58">opdrachten, ieder gevolgd door de </text:span><text:span text:style-name="T41">Enter</text:span><text:span text:style-name="T57">-toets: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7" office:value-type="string">
            <text:p text:style-name="P50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8" office:value-type="string">
            <text:p text:style-name="P50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9" office:value-type="string">
            <text:p text:style-name="P34"><text:span text:style-name="T2">V</text:span><text:span text:style-name="T60">olg </text:span><text:span text:style-name="T61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4"><text:span text:style-name="Strong_20_Emphasis"><text:span text:style-name="T80"><draw:control text:anchor-type="as-char" draw:z-index="18" draw:name="Vorm 7" draw:style-name="gr1" draw:text-style-name="P71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62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48"><text:span text:style-name="T70">Selecteer</text:span><text:span text:style-name="T64"> </text:span><text:span text:style-name="Strong_20_Emphasis"><text:span text:style-name="T45">3</text:span></text:span><text:span text:style-name="T90"> </text:span><text:span text:style-name="T91">Installatie</text:span><text:span text:style-name="T92"> </text:span><text:span text:style-name="T93">afronden</text:span><text:span text:style-name="T69">.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3" office:value-type="string">
            <text:p text:style-name="P32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28"><text:span text:style-name="Strong_20_Emphasis"><text:span text:style-name="T50"/></text:span></text:p>
      <text:list text:continue-numbering="true" text:style-name="L1">
        <text:list-item>
          <text:p text:style-name="P67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><text:span text:style-name="Strong_20_Emphasis"><text:span text:style-name="T80"><draw:control text:anchor-type="as-char" draw:z-index="3" draw:name="Vorm40_0" draw:style-name="gr1" draw:text-style-name="P71" svg:width="0.35cm" svg:height="0.35cm" draw:control="control2"/></text:span></text:span></text:p>
          </table:table-cell>
          <table:table-cell table:style-name="Tabel2.A1" office:value-type="string">
            <text:p text:style-name="P42"><text:span text:style-name="Strong_20_Emphasis"><text:span text:style-name="T80"><draw:control text:anchor-type="as-char" draw:z-index="6" draw:name="Vorm40_ 1" draw:style-name="gr1" draw:text-style-name="P71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50">Aanmelden als </text:span><text:span text:style-name="T27">&lt;</text:span><text:span text:style-name="T28">gebruiker</text:span><text:span text:style-name="T27">&gt;</text:span><text:span text:style-name="T67"><text:note text:id="ftn8" text:note-class="footnote"><text:note-citation>1</text:note-citation><text:note-body><text:p text:style-name="P36"><text:span text:style-name="T132">E</text:span><text:span text:style-name="T134">ventuele extra </text:span><text:span text:style-name="T264">gebruiker</text:span><text:span text:style-name="T133">s </text:span><text:span text:style-name="T134">aanmelden en dezelfde stappen uitvoeren.</text:span></text:p></text:note-body></text:note></text:span><text:span text:style-name="T50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79"><draw:control text:anchor-type="as-char" draw:z-index="8" draw:name="Vorm13_ 1" draw:style-name="gr1" draw:text-style-name="P71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58">Volg de welkomstschermen.</text:span><text:span text:style-name="T251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80"><draw:control text:anchor-type="as-char" draw:z-index="19" draw:name="Vorm 8" draw:style-name="gr1" draw:text-style-name="P71" svg:width="0.35cm" svg:height="0.35cm" draw:control="control18"/></text:span></text:span></text:p>
          </table:table-cell>
          <table:table-cell table:style-name="Tabel2.A1" office:value-type="string">
            <text:p text:style-name="P45"><text:span text:style-name="Strong_20_Emphasis"><text:span text:style-name="T80"><draw:control text:anchor-type="as-char" draw:z-index="20" draw:name="Vorm 9" draw:style-name="gr1" draw:text-style-name="P71" svg:width="0.35cm" svg:height="0.35cm" draw:control="control19"/></text:span></text:span></text:p>
          </table:table-cell>
          <table:table-cell table:style-name="Tabel2.D5" office:value-type="string">
            <text:p text:style-name="P62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10"><text:span text:style-name="T70">Selecteer</text:span><text:span text:style-name="T64"> </text:span><text:span text:style-name="Strong_20_Emphasis"><text:span text:style-name="T45">4</text:span></text:span><text:span text:style-name="T90"> </text:span><text:span text:style-name="T71">Gebruiker inrichten</text:span><text:span text:style-name="T69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3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9"><text:span text:style-name="Strong_20_Emphasis"><text:span text:style-name="T68"/></text:span></text:p>
      <text:p text:style-name="P23"/>
      <text:p text:style-name="P24"><text:span text:style-name="T151">E</text:span><text:span text:style-name="T152">inde c</text:span><text:span text:style-name="T153">hecklist, </text:span><text:span text:style-name="T154">d</text:span><text:span text:style-name="T153">e installatie van </text:span><text:span text:style-name="T157"><text:user-field-get text:name="Distro">AlmaLinux</text:user-field-get></text:span><text:span text:style-name="T155"><text:s/></text:span><text:span text:style-name="T156"><text:user-field-get text:name="Version">9.x</text:user-field-get></text:span><text:span text:style-name="T156"><text:s/></text:span><text:span text:style-name="T158">Desktop/</text:span><text:span text:style-name="T159">Workstation</text:span><text:span text:style-name="T49"> </text:span><text:span text:style-name="T153">is voltooid.</text:span></text:p>
      <text:p text:style-name="P3"/>
      <text:list text:style-name="L2">
        <text:list-header>
          <text:p text:style-name="P68"><text:span text:style-name="T253">Geschreven door </text:span><text:a xlink:type="simple" xlink:href="mailto:info@karelzimmer.nl?subject=Checklist%20installatie%20Linux" text:style-name="Internet_20_link" text:visited-style-name="Visited_20_Internet_20_Link"><text:span text:style-name="T254">Karel Zimmer</text:span></text:a><text:span text:style-name="T255">.</text:span></text:p>
          <text:p text:style-name="P69"><text:span text:style-name="T257">Licentie </text:span><text:span text:style-name="T255">C</text:span><text:span text:style-name="T256">C0</text:span><text:span text:style-name="T255"> 1.0 </text:span><text:span text:style-name="T25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2"><text:s/></text:span><text:span text:style-name="T25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2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desktop-workstation</text:file-name></text:span><text:span text:style-name="MT2"><text:tab/></text:span><text:span text:style-name="MT1"><text:date style:data-style-name="N36" text:date-value="2025-04-09T13:49:18.509429823">09-04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9T13:49:18.354546747</dc:date>
    <meta:keyword>Installatie</meta:keyword>
    <meta:keyword>Checklist</meta:keyword>
    <meta:keyword>Linux</meta:keyword>
    <meta:editing-cycles>7031</meta:editing-cycles>
    <meta:editing-duration>P12DT22H53M5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2" meta:word-count="465" meta:character-count="3388" meta:non-whitespace-character-count="2975"/>
    <meta:user-defined meta:name="Info 1"/>
    <meta:user-defined meta:name="Info 2"/>
    <meta:user-defined meta:name="Info 3"/>
    <meta:user-defined meta:name="Info 4"/>
  </office:meta>
</office:document-meta>
</file>